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2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181672727273" calcext:value-type="float">
            <text:p>4.42181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383085714286" calcext:value-type="float">
            <text:p>4.6338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58110344828" calcext:value-type="float">
            <text:p>4.57058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36193103448" calcext:value-type="float">
            <text:p>4.47236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404" calcext:value-type="float">
            <text:p>4.24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34" calcext:value-type="float">
            <text:p>4.11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85131034483" calcext:value-type="float">
            <text:p>4.28885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9696" calcext:value-type="float">
            <text:p>4.4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68193103448" calcext:value-type="float">
            <text:p>4.36568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6136" calcext:value-type="float">
            <text:p>4.47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87974193548" calcext:value-type="float">
            <text:p>4.5438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30815483871" calcext:value-type="float">
            <text:p>4.573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0448" calcext:value-type="float">
            <text:p>4.52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575380645161" calcext:value-type="float">
            <text:p>4.4457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0384" calcext:value-type="float">
            <text:p>4.4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22193548387" calcext:value-type="float">
            <text:p>4.2952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519896774194" calcext:value-type="float">
            <text:p>4.1851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8584" calcext:value-type="float">
            <text:p>4.37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751174193548" calcext:value-type="float">
            <text:p>4.6475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4032" calcext:value-type="float">
            <text:p>4.64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66384516129" calcext:value-type="float">
            <text:p>4.616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611214285714" calcext:value-type="float">
            <text:p>4.81611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89496774194" calcext:value-type="float">
            <text:p>4.800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238683870968" calcext:value-type="float">
            <text:p>5.0123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0672" calcext:value-type="float">
            <text:p>5.00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11974193548" calcext:value-type="float">
            <text:p>4.9401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1616" calcext:value-type="float">
            <text:p>4.92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25870967742" calcext:value-type="float">
            <text:p>4.8352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998709677419" calcext:value-type="float">
            <text:p>4.689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2148" calcext:value-type="float">
            <text:p>4.99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563148387097" calcext:value-type="float">
            <text:p>5.015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98984" calcext:value-type="float">
            <text:p>5.0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56206451613" calcext:value-type="float">
            <text:p>5.0255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276257142857" calcext:value-type="float">
            <text:p>5.0127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20580645161" calcext:value-type="float">
            <text:p>5.0142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656851612903" calcext:value-type="float">
            <text:p>4.9665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13136" calcext:value-type="float">
            <text:p>4.8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54864516129" calcext:value-type="float">
            <text:p>4.721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564" calcext:value-type="float">
            <text:p>4.8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320283870968" calcext:value-type="float">
            <text:p>4.6832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615225806452" calcext:value-type="float">
            <text:p>4.856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42624" calcext:value-type="float">
            <text:p>4.94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89187096774" calcext:value-type="float">
            <text:p>4.9358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716" calcext:value-type="float">
            <text:p>5.3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29961290323" calcext:value-type="float">
            <text:p>5.3222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95485714286" calcext:value-type="float">
            <text:p>5.2449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18709677419" calcext:value-type="float">
            <text:p>5.147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537083870968" calcext:value-type="float">
            <text:p>5.2653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9528" calcext:value-type="float">
            <text:p>5.1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754580645161" calcext:value-type="float">
            <text:p>5.067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2648" calcext:value-type="float">
            <text:p>5.0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205485714286" calcext:value-type="float">
            <text:p>4.9020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15509677419" calcext:value-type="float">
            <text:p>4.891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4148" calcext:value-type="float">
            <text:p>5.07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540593548387" calcext:value-type="float">
            <text:p>5.0054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34768" calcext:value-type="float">
            <text:p>5.31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28748387097" calcext:value-type="float">
            <text:p>5.3112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7655172414" calcext:value-type="float">
            <text:p>5.29747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65703225807" calcext:value-type="float">
            <text:p>5.3306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581006451613" calcext:value-type="float">
            <text:p>5.485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4444" calcext:value-type="float">
            <text:p>5.58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352838709677" calcext:value-type="float">
            <text:p>5.4935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6288" calcext:value-type="float">
            <text:p>5.38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75329032258" calcext:value-type="float">
            <text:p>5.1667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808877419355" calcext:value-type="float">
            <text:p>5.5280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60744" calcext:value-type="float">
            <text:p>5.7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52077419355" calcext:value-type="float">
            <text:p>5.9365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6104" calcext:value-type="float">
            <text:p>5.9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88980645161" calcext:value-type="float">
            <text:p>5.914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499028571429" calcext:value-type="float">
            <text:p>5.8549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37290322581" calcext:value-type="float">
            <text:p>5.810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43987096774" calcext:value-type="float">
            <text:p>5.8914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0176" calcext:value-type="float">
            <text:p>5.80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99251612903" calcext:value-type="float">
            <text:p>5.6919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9476" calcext:value-type="float">
            <text:p>5.45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36219354839" calcext:value-type="float">
            <text:p>5.6263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37806451613" calcext:value-type="float">
            <text:p>5.839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22512" calcext:value-type="float">
            <text:p>5.9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293690322581" calcext:value-type="float">
            <text:p>6.5129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7104" calcext:value-type="float">
            <text:p>6.49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692193548387" calcext:value-type="float">
            <text:p>6.4669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274457142857" calcext:value-type="float">
            <text:p>6.3927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37264516129" calcext:value-type="float">
            <text:p>6.361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51256" calcext:value-type="float">
            <text:p>6.4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59544827586" calcext:value-type="float">
            <text:p>6.32759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9892" calcext:value-type="float">
            <text:p>6.161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71889655172" calcext:value-type="float">
            <text:p>6.21171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71952941176" calcext:value-type="float">
            <text:p>6.07071952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82620689655" calcext:value-type="float">
            <text:p>6.07182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942928571429" calcext:value-type="float">
            <text:p>6.31942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9512" calcext:value-type="float">
            <text:p>6.5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01909677419" calcext:value-type="float">
            <text:p>6.4700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86085714286" calcext:value-type="float">
            <text:p>6.3978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253225806452" calcext:value-type="float">
            <text:p>6.3725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51744" calcext:value-type="float">
            <text:p>6.14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972413793103" calcext:value-type="float">
            <text:p>6.06972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3464" calcext:value-type="float">
            <text:p>5.99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228363636364" calcext:value-type="float">
            <text:p>5.80228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750447058824" calcext:value-type="float">
            <text:p>5.627504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9284137931" calcext:value-type="float">
            <text:p>5.58892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23227586207" calcext:value-type="float">
            <text:p>5.83923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7704" calcext:value-type="float">
            <text:p>5.83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30510344828" calcext:value-type="float">
            <text:p>5.79130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4856" calcext:value-type="float">
            <text:p>5.73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05142857143" calcext:value-type="float">
            <text:p>5.6910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8216" calcext:value-type="float">
            <text:p>5.63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4256" calcext:value-type="float">
            <text:p>5.3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269434482759" calcext:value-type="float">
            <text:p>5.29269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49" calcext:value-type="float">
            <text:p>5.19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08332" calcext:value-type="float">
            <text:p>5.040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24290909091" calcext:value-type="float">
            <text:p>5.30324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14988" calcext:value-type="float">
            <text:p>4.98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47531034483" calcext:value-type="float">
            <text:p>5.09047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8428" calcext:value-type="float">
            <text:p>5.320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293862068966" calcext:value-type="float">
            <text:p>5.5129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0952" calcext:value-type="float">
            <text:p>5.4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696615384615" calcext:value-type="float">
            <text:p>5.32696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08172" calcext:value-type="float">
            <text:p>5.420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50774193548" calcext:value-type="float">
            <text:p>5.3775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3696" calcext:value-type="float">
            <text:p>5.3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163458064516" calcext:value-type="float">
            <text:p>5.261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5528" calcext:value-type="float">
            <text:p>5.15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39329032258" calcext:value-type="float">
            <text:p>4.953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21064516129" calcext:value-type="float">
            <text:p>4.9321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5656" calcext:value-type="float">
            <text:p>5.10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3584516129" calcext:value-type="float">
            <text:p>5.805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89064" calcext:value-type="float">
            <text:p>5.77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404864516129" calcext:value-type="float">
            <text:p>5.6740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53714285714" calcext:value-type="float">
            <text:p>5.9305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477122580645" calcext:value-type="float">
            <text:p>5.9247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839458064516" calcext:value-type="float">
            <text:p>6.0083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6424" calcext:value-type="float">
            <text:p>5.95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58048" calcext:value-type="float">
            <text:p>5.9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5284137931" calcext:value-type="float">
            <text:p>5.81752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00068" calcext:value-type="float">
            <text:p>5.490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4128" calcext:value-type="float">
            <text:p>5.56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41385714286" calcext:value-type="float">
            <text:p>5.86941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538114285714" calcext:value-type="float">
            <text:p>5.82538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78703448276" calcext:value-type="float">
            <text:p>5.8897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9728" calcext:value-type="float">
            <text:p>5.85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352355555556" calcext:value-type="float">
            <text:p>5.78352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988" calcext:value-type="float">
            <text:p>5.74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51122580645" calcext:value-type="float">
            <text:p>5.7495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67248" calcext:value-type="float">
            <text:p>5.6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762" calcext:value-type="float">
            <text:p>5.588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3984" calcext:value-type="float">
            <text:p>5.65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83307692308" calcext:value-type="float">
            <text:p>5.46383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11496" calcext:value-type="float">
            <text:p>5.59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70648275862" calcext:value-type="float">
            <text:p>5.66570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0664" calcext:value-type="float">
            <text:p>6.1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705475862069" calcext:value-type="float">
            <text:p>6.33705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96064" calcext:value-type="float">
            <text:p>6.2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222485714286" calcext:value-type="float">
            <text:p>6.2622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87" calcext:value-type="float">
            <text:p>6.32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16072" calcext:value-type="float">
            <text:p>6.66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171227586207" calcext:value-type="float">
            <text:p>6.63171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8136" calcext:value-type="float">
            <text:p>6.5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750703448276" calcext:value-type="float">
            <text:p>6.69750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3604" calcext:value-type="float">
            <text:p>6.617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65682758621" calcext:value-type="float">
            <text:p>6.9106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8432" calcext:value-type="float">
            <text:p>6.8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09328" calcext:value-type="float">
            <text:p>7.208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1024" calcext:value-type="float">
            <text:p>7.2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617753846154" calcext:value-type="float">
            <text:p>7.10617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222786206897" calcext:value-type="float">
            <text:p>7.26222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71458064516" calcext:value-type="float">
            <text:p>7.425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3672" calcext:value-type="float">
            <text:p>7.40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73316129032" calcext:value-type="float">
            <text:p>7.377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06864" calcext:value-type="float">
            <text:p>7.3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98438709678" calcext:value-type="float">
            <text:p>7.23698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636283870968" calcext:value-type="float">
            <text:p>7.106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6986666667" calcext:value-type="float">
            <text:p>7.56516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75251612903" calcext:value-type="float">
            <text:p>7.581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5584" calcext:value-type="float">
            <text:p>7.56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03767741935" calcext:value-type="float">
            <text:p>7.5650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90571428571" calcext:value-type="float">
            <text:p>7.5369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735122580645" calcext:value-type="float">
            <text:p>7.5173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619458064516" calcext:value-type="float">
            <text:p>7.4561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452" calcext:value-type="float">
            <text:p>7.4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65973333333" calcext:value-type="float">
            <text:p>7.40365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959917241379" calcext:value-type="float">
            <text:p>7.32959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98256" calcext:value-type="float">
            <text:p>7.18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09546666667" calcext:value-type="float">
            <text:p>7.17309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27242105263" calcext:value-type="float">
            <text:p>7.373272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88168" calcext:value-type="float">
            <text:p>7.39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04284137931" calcext:value-type="float">
            <text:p>7.43042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204933333333" calcext:value-type="float">
            <text:p>7.4220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238785185185" calcext:value-type="float">
            <text:p>7.4023878518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39832" calcext:value-type="float">
            <text:p>7.38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51664516129" calcext:value-type="float">
            <text:p>7.2595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9152" calcext:value-type="float">
            <text:p>7.2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8144516129" calcext:value-type="float">
            <text:p>7.167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0392" calcext:value-type="float">
            <text:p>7.07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19832258065" calcext:value-type="float">
            <text:p>6.8961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0935483871" calcext:value-type="float">
            <text:p>6.9550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98746666667" calcext:value-type="float">
            <text:p>7.19798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993703225806" calcext:value-type="float">
            <text:p>7.1899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7728" calcext:value-type="float">
            <text:p>7.1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798219354839" calcext:value-type="float">
            <text:p>7.1579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662924137931" calcext:value-type="float">
            <text:p>7.1366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036516129032" calcext:value-type="float">
            <text:p>7.1003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03174193548" calcext:value-type="float">
            <text:p>6.9030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36896" calcext:value-type="float">
            <text:p>6.86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281212903226" calcext:value-type="float">
            <text:p>6.7928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0704" calcext:value-type="float">
            <text:p>6.5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473858064516" calcext:value-type="float">
            <text:p>6.4747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94270967742" calcext:value-type="float">
            <text:p>6.497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2416" calcext:value-type="float">
            <text:p>6.83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69290322581" calcext:value-type="float">
            <text:p>6.846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244" calcext:value-type="float">
            <text:p>6.8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15509677419" calcext:value-type="float">
            <text:p>6.796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9034" calcext:value-type="float">
            <text:p>6.749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10838709677" calcext:value-type="float">
            <text:p>6.7051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344055172414" calcext:value-type="float">
            <text:p>6.53344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87828571428" calcext:value-type="float">
            <text:p>6.482878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63428571429" calcext:value-type="float">
            <text:p>6.4356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147285714286" calcext:value-type="float">
            <text:p>6.3414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703586206897" calcext:value-type="float">
            <text:p>6.10703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436386206897" calcext:value-type="float">
            <text:p>6.06436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91314285714" calcext:value-type="float">
            <text:p>6.2719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68786206897" calcext:value-type="float">
            <text:p>6.37068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87022222222" calcext:value-type="float">
            <text:p>6.35587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22328" calcext:value-type="float">
            <text:p>6.2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3164" calcext:value-type="float">
            <text:p>6.265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864571428571" calcext:value-type="float">
            <text:p>6.2186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332" calcext:value-type="float">
            <text:p>5.967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588303448276" calcext:value-type="float">
            <text:p>5.8958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302" calcext:value-type="float">
            <text:p>5.718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34234482759" calcext:value-type="float">
            <text:p>5.52434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743696551724" calcext:value-type="float">
            <text:p>5.42743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70537931034" calcext:value-type="float">
            <text:p>5.73570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23692307692" calcext:value-type="float">
            <text:p>5.76423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08827586207" calcext:value-type="float">
            <text:p>5.83008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32885714286" calcext:value-type="float">
            <text:p>5.5703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350577777778" calcext:value-type="float">
            <text:p>5.92350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08413793103" calcext:value-type="float">
            <text:p>5.90208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3304" calcext:value-type="float">
            <text:p>5.74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063117241379" calcext:value-type="float">
            <text:p>5.68063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77104" calcext:value-type="float">
            <text:p>5.6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54096551724" calcext:value-type="float">
            <text:p>5.49754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397186206896" calcext:value-type="float">
            <text:p>5.213971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88838709677" calcext:value-type="float">
            <text:p>5.3258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0352" calcext:value-type="float">
            <text:p>5.51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25419354839" calcext:value-type="float">
            <text:p>5.5242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08552" calcext:value-type="float">
            <text:p>5.4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75857142857" calcext:value-type="float">
            <text:p>5.3617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8097264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26488" calcext:value-type="float">
            <text:p>5.29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56" meta:object-count="0"/>
    <meta:user-defined meta:name="AppVersion">3.0</meta:user-defined>
  </office:meta>
</office:document-meta>
</file>